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8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48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7-01" calcext:value-type="date">
            <text:p>07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6/01-06/30</text:p>
          </table:table-cell>
          <table:table-cell table:style-name="ce24" office:value-type="string" calcext:value-type="string">
            <text:p>Cleaning</text:p>
          </table:table-cell>
          <table:table-cell table:style-name="ce24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4"/>
          <table:table-cell table:style-name="ce35" office:value-type="string" calcext:value-type="string">
            <text:p>--</text:p>
          </table:table-cell>
          <table:table-cell table:style-name="ce49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6/01-06/30</text:p>
          </table:table-cell>
          <table:table-cell table:style-name="ce23" office:value-type="string" calcext:value-type="string">
            <text:p>Supplies</text:p>
          </table:table-cell>
          <table:table-cell table:style-name="ce23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3"/>
          <table:table-cell table:style-name="ce41" office:value-type="string" calcext:value-type="string">
            <text:p>--</text:p>
          </table:table-cell>
          <table:table-cell table:style-name="ce50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4" table:number-columns-spanned="5" table:number-rows-spanned="1"/>
          <table:covered-table-cell table:number-columns-repeated="4" table:style-name="ce24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3" table:number-columns-repeated="2"/>
          <table:table-cell table:style-name="ce23" table:number-columns-spanned="5" table:number-rows-spanned="1"/>
          <table:covered-table-cell table:number-columns-repeated="4" table:style-name="ce23"/>
          <table:table-cell table:style-name="ce23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3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4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1.457852782</dc:date>
    <meta:editing-duration>PT2H55M48S</meta:editing-duration>
    <meta:editing-cycles>65</meta:editing-cycles>
    <meta:generator>LibreOffice/24.2.7.2$Linux_X86_64 LibreOffice_project/420$Build-2</meta:generator>
    <meta:document-statistic meta:table-count="1" meta:cell-count="36" meta:object-count="1"/>
  </office:meta>
</office:document-meta>
</file>